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>
      <style:paragraph-properties fo:padding="0cm" fo:border="none"/>
    </style:style>
    <style:style style:name="P2" style:family="paragraph" style:parent-style-name="Text_20_body" style:list-style-name="L1">
      <style:paragraph-properties fo:padding="0cm" fo:border="none"/>
    </style:style>
    <style:style style:name="P3" style:family="paragraph" style:parent-style-name="Text_20_body" style:list-style-name="L2">
      <style:paragraph-properties fo:padding="0cm" fo:border="none"/>
    </style:style>
    <style:style style:name="P4" style:family="paragraph" style:parent-style-name="Text_20_body" style:list-style-name="L3">
      <style:paragraph-properties fo:padding="0cm" fo:border="none"/>
    </style:style>
    <style:style style:name="P5" style:family="paragraph" style:parent-style-name="Text_20_body" style:list-style-name="L1">
      <style:paragraph-properties fo:margin-top="0cm" fo:margin-bottom="0cm" fo:padding="0cm" fo:border="none"/>
    </style:style>
    <style:style style:name="P6" style:family="paragraph" style:parent-style-name="Text_20_body" style:list-style-name="L2">
      <style:paragraph-properties fo:margin-top="0cm" fo:margin-bottom="0cm" fo:padding="0cm" fo:border="none"/>
    </style:style>
    <style:style style:name="P7" style:family="paragraph" style:parent-style-name="Text_20_body" style:list-style-name="L3">
      <style:paragraph-properties fo:margin-top="0cm" fo:margin-bottom="0cm" fo:padding="0cm" fo:border="none"/>
    </style:style>
    <style:style style:name="P8" style:family="paragraph" style:parent-style-name="Heading_20_3">
      <style:paragraph-properties fo:padding="0cm" fo:border="none"/>
    </style:style>
    <style:style style:name="P9" style:family="paragraph" style:parent-style-name="Preformatted_20_Text">
      <style:paragraph-properties fo:margin-top="0cm" fo:margin-bottom="0.499cm" fo:padding="0cm" fo:border="none"/>
    </style:style>
    <style:style style:name="P10" style:family="paragraph" style:parent-style-name="Preformatted_20_Text">
      <style:paragraph-properties fo:padding="0cm" fo:border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char ch : arr</text:span>는 Java의 <text:span text:style-name="Strong_20_Emphasis">enhanced for loop</text:span> 또는 <text:span text:style-name="Strong_20_Emphasis">for-each loop</text:span> 문법입니다. 이 문법을 사용하면 배열이나 컬렉션의 각 요소를 간단하게 반복할 수 있습니다.</text:p>
      <text:h text:style-name="P8" text:outline-level="3">문법 설명</text:h>
      <text:list xml:id="list2512760395315106863" text:style-name="L1">
        <text:list-item>
          <text:p text:style-name="P5"><text:span text:style-name="Strong_20_Emphasis"><text:span text:style-name="Source_20_Text">char ch</text:span></text:span>: 반복문 내에서 사용할 변수입니다. <text:span text:style-name="Source_20_Text">char</text:span> 타입의 변수 <text:span text:style-name="Source_20_Text">ch</text:span>는 배열의 각 요소를 하나씩 담을 것입니다.</text:p>
        </text:list-item>
        <text:list-item>
          <text:p text:style-name="P5"><text:span text:style-name="Strong_20_Emphasis"><text:span text:style-name="Source_20_Text">:</text:span></text:span>: 이 기호는 "in"을 의미하며, 왼쪽의 변수가 오른쪽의 배열이나 컬렉션의 요소를 순차적으로 가져온다는 것을 나타냅니다.</text:p>
        </text:list-item>
        <text:list-item>
          <text:p text:style-name="P2"><text:span text:style-name="Strong_20_Emphasis"><text:span text:style-name="Source_20_Text">arr</text:span></text:span>: 반복할 배열입니다. 이 경우 <text:span text:style-name="Source_20_Text">char</text:span> 타입의 배열입니다.</text:p>
        </text:list-item>
      </text:list>
      <text:h text:style-name="P8" text:outline-level="3">전체 구조</text:h>
      <text:p text:style-name="P1"><text:span text:style-name="Source_20_Text">for (char ch : arr)</text:span>는 <text:span text:style-name="Source_20_Text">arr</text:span> 배열의 각 요소를 하나씩 <text:span text:style-name="Source_20_Text">ch</text:span> 변수에 저장하여 반복하는 구조입니다.</text:p>
      <text:h text:style-name="P8" text:outline-level="3">예시</text:h>
      <text:p text:style-name="P1">아래는 이 문법을 사용한 간단한 예제입니다:</text:p>
      <text:p text:style-name="P10"><text:span text:style-name="Source_20_Text">public class Example {</text:span></text:p>
      <text:p text:style-name="P10"><text:span text:style-name="Source_20_Text"><text:s text:c="4"/>public static void main(String[] args) {</text:span></text:p>
      <text:p text:style-name="P10"><text:span text:style-name="Source_20_Text"><text:s text:c="8"/>char[] arr = {'h', 'e', 'l', 'l', 'o'};</text:span></text:p>
      <text:p text:style-name="P10"/>
      <text:p text:style-name="P10"><text:span text:style-name="Source_20_Text"><text:s text:c="8"/>// enhanced for loop 사용</text:span></text:p>
      <text:p text:style-name="P10"><text:span text:style-name="Source_20_Text"><text:s text:c="8"/>for (char ch : arr) {</text:span></text:p>
      <text:p text:style-name="P10"><text:span text:style-name="Source_20_Text"><text:s text:c="12"/>System.out.println(ch);</text:span></text:p>
      <text:p text:style-name="P10"><text:span text:style-name="Source_20_Text"><text:s text:c="8"/>}</text:span></text:p>
      <text:p text:style-name="P10"><text:span text:style-name="Source_20_Text"><text:s text:c="4"/>}</text:span></text:p>
      <text:p text:style-name="P9"><text:span text:style-name="Source_20_Text">}</text:span></text:p>
      <text:h text:style-name="P8" text:outline-level="3">출력 결과</text:h>
      <text:p text:style-name="P10"><text:span text:style-name="Source_20_Text">h</text:span></text:p>
      <text:p text:style-name="P10"><text:span text:style-name="Source_20_Text">e</text:span></text:p>
      <text:p text:style-name="P10"><text:span text:style-name="Source_20_Text">l</text:span></text:p>
      <text:p text:style-name="P10"><text:span text:style-name="Source_20_Text">l</text:span></text:p>
      <text:p text:style-name="P9"><text:span text:style-name="Source_20_Text">o</text:span></text:p>
      <text:h text:style-name="P8" text:outline-level="3">장점</text:h>
      <text:list xml:id="list830245503895345248" text:style-name="L2">
        <text:list-item>
          <text:p text:style-name="P6"><text:span text:style-name="Strong_20_Emphasis">간결함</text:span>: 반복문을 작성할 때 인덱스를 관리할 필요가 없어 코드가 간결해집니다.</text:p>
        </text:list-item>
        <text:list-item>
          <text:p text:style-name="P3"><text:span text:style-name="Strong_20_Emphasis">가독성</text:span>: 코드의 가독성을 높여줍니다. 배열이나 컬렉션의 각 요소에 대해 직접적으로 작업할 수 있습니다.</text:p>
        </text:list-item>
      </text:list>
      <text:h text:style-name="P8" text:outline-level="3">주의사항</text:h>
      <text:list xml:id="list6710531494471227674" text:style-name="L3">
        <text:list-item>
          <text:p text:style-name="P7"><text:span text:style-name="Strong_20_Emphasis">읽기 전용</text:span>: <text:span text:style-name="Source_20_Text">for-each</text:span> 문법은 각 요소를 읽기만 할 수 있으며, 요소를 변경하려면 일반적인 <text:span text:style-name="Source_20_Text">for</text:span> 루프를 사용해야 합니다.</text:p>
        </text:list-item>
        <text:list-item>
          <text:p text:style-name="P4"><text:span text:style-name="Strong_20_Emphasis">인덱스 접근 불가</text:span>: 인덱스가 필요한 경우(예: 요소의 위치를 알아야 하는 경우)에는 <text:soft-page-break/>일반 <text:span text:style-name="Source_20_Text">for</text:span> 루프를 사용하는 것이 더 적합합니다.</text:p>
        </text:list-item>
      </text:list>
      <text:p text:style-name="P1">이렇게 <text:span text:style-name="Source_20_Text">for-each</text:span> 문법을 사용하면 배열이나 컬렉션을 더 쉽게 다룰 수 있습니다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02T11:57:02.79</meta:creation-date>
    <meta:document-statistic meta:table-count="0" meta:image-count="0" meta:object-count="0" meta:page-count="2" meta:paragraph-count="31" meta:word-count="503" meta:character-count="913"/>
    <dc:date>2024-09-02T11:57:14.95</dc:date>
    <meta:editing-duration>PT12S</meta:editing-duration>
    <meta:editing-cycles>1</meta:editing-cycles>
    <meta:generator>OpenOffice/4.1.15$Win32 OpenOffice.org_project/4115m2$Build-9813</meta:generator>
  </office:meta>
</office:document-meta>
</file>